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fd4" officeooo:paragraph-rsid="0004cfd4"/>
    </style:style>
    <style:style style:name="P2" style:family="paragraph" style:parent-style-name="Standard">
      <style:text-properties officeooo:rsid="0005f2ec" officeooo:paragraph-rsid="0005f2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</text:p>
      <text:p text:style-name="P2"/>
      <text:p text:style-name="P2">1</text:p>
      <text:p text:style-name="P2"/>
      <text:p text:style-name="P2">zwar viele tausend km entfernt</text:p>
      <text:p text:style-name="P2">unsere situation nicht besser</text:p>
      <text:p text:style-name="P2">alle sprechen von great barrier reef</text:p>
      <text:p text:style-name="P2">mesoamerican reef ist das zweitgrößte</text:p>
      <text:p text:style-name="P2">seit 2018 sctld - stony coral loss disease,</text:p>
      <text:p text:style-name="P2">- gewebe stirbt</text:p>
      <text:p text:style-name="P2">- Riffe die es befällt verlieren viele ihrer riffbildenden korallen</text:p>
      <text:p text:style-name="P2">- durch den fortschreitenden Klimawandel hatten wir in den letzten Jahren immer wieder Bleichen</text:p>
      <text:p text:style-name="P2">- unser kleines Saumriff ist bisher noch ganz gut verschont geblieben aber letztlich ist das nur eine Frage der Zeit...</text:p>
      <text:p text:style-name="P1"/>
      <text:p text:style-name="P1">2</text:p>
      <text:p text:style-name="P1">- In der Haut vieler Korallenpolypen leben einzellige Algen, die nennt man Zooxanthellen</text:p>
      <text:p text:style-name="P1">- sie betreiben, wie andere Pflanzen auch, Photosynthese</text:p>
      <text:p text:style-name="P1">- nutzen Sonnenlicht um sich zu ernähren, </text:p>
      <text:p text:style-name="P1">- geben davon etwas an die Koralle ab in deren Schutz sie sich befinden.</text:p>
      <text:p text:style-name="P1">- Korallen haben so genug Energie um sich zu wehren gegen Krankheiten, Fressfeinde oder Pflanzen wie Makroalgen die ihnen hartumkämpften Platz im Riff streitig machen</text:p>
      <text:p text:style-name="P1"/>
      <text:p text:style-name="P1">Korallen sind aber anfällig gegen Hitze und wenige Grad reichen aus, um sie so unter Stress zu setzen, dass sie ihre Symbiose mit den Zooxanthellen aufgeben und sie rauswerfen.</text:p>
      <text:p text:style-name="P1"/>
      <text:p text:style-name="P1">Ohne die farbigen Zooxanthellen scheint durch das durchsichtige Gewebe der Polypen das Kalkskelett durch, weswegen man von Korallenbleiche spricht</text:p>
      <text:p text:style-name="P1"/>
      <text:p text:style-name="P1">die korallen sind dann noch nicht tot aber wachsen nicht mehr und sind dann sehr anfällig für Krankheiten, Fressfeide und Konkurrenz und sterben oft bevor sich die Lage normalisiert.</text:p>
      <text:p text:style-name="P1">Sie können sich erholen und ihre zooxanthellen wieder auffrischen wenn die Temperatur und damit ihr Stresslevel früh und langfristig genug wieder sinkt.</text:p>
      <text:p text:style-name="P1"/>
      <text:p text:style-name="P1">Durch den Klimawandel kommt es immer häufiger und länger zu diesen Temperaturanstiegen und die Korallen schaffen es oft nicht mehr sich zu erholen.</text:p>
      <text:p text:style-name="P1"/>
      <text:p text:style-name="P1">---</text:p>
      <text:p text:style-name="P1"/>
      <text:p text:style-name="P1">Ein weiteres Problem ist, dass sich das CO2 was wir ausstoßen teilweise im Meer löst und zu Kohlensäure wird - der Ozean wird also sauerer.</text:p>
      <text:p text:style-name="P1"/>
      <text:p text:style-name="P1">Die Säure ist nicht gut für das Kalk der Korallen, stört den Aufbau von neuem Kalk und macht den bestehenden Kalk der Riffe instabil.</text:p>
      <text:p text:style-name="P1"/>
      <text:p text:style-name="P1">bedrohung zweierle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12-16T11:56:55.388000000</dc:date>
    <meta:editing-duration>PT6M49S</meta:editing-duration>
    <meta:editing-cycles>4</meta:editing-cycles>
    <meta:document-statistic meta:table-count="0" meta:image-count="0" meta:object-count="0" meta:page-count="1" meta:paragraph-count="26" meta:word-count="319" meta:character-count="1995" meta:non-whitespace-character-count="1701"/>
  </office:meta>
</office:document-meta>
</file>